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882719"/>
    </style:style>
    <style:style style:name="P2" style:family="paragraph" style:parent-style-name="Text_20_body">
      <style:text-properties fo:language="en" fo:country="GB" officeooo:paragraph-rsid="00882719" fo:background-color="transparent"/>
    </style:style>
    <style:style style:name="P3" style:family="paragraph" style:parent-style-name="Text_20_body">
      <style:text-properties fo:language="en" fo:country="GB" officeooo:paragraph-rsid="0089e5d5" fo:background-color="transparent"/>
    </style:style>
    <style:style style:name="P4" style:family="paragraph" style:parent-style-name="Text_20_body">
      <style:text-properties fo:language="en" fo:country="GB" officeooo:paragraph-rsid="008b80f8" fo:background-color="transparent"/>
    </style:style>
    <style:style style:name="P5" style:family="paragraph" style:parent-style-name="Text_20_body">
      <style:text-properties fo:language="en" fo:country="GB" officeooo:paragraph-rsid="00942e69" fo:background-color="transparent"/>
    </style:style>
    <style:style style:name="P6" style:family="paragraph" style:parent-style-name="Text_20_body" style:list-style-name="L1">
      <style:paragraph-properties fo:margin-top="0.049cm" fo:margin-bottom="0.049cm" style:contextual-spacing="false" fo:line-height="100%"/>
      <style:text-properties fo:language="en" fo:country="GB" officeooo:paragraph-rsid="0089e5d5" fo:background-color="transparent"/>
    </style:style>
    <style:style style:name="P7" style:family="paragraph" style:parent-style-name="Heading_20_1">
      <style:text-properties fo:language="en" fo:country="GB" officeooo:rsid="007cf093" officeooo:paragraph-rsid="00882719" fo:background-color="transparent"/>
    </style:style>
    <style:style style:name="P8" style:family="paragraph" style:parent-style-name="Heading_20_2">
      <style:text-properties fo:language="en" fo:country="GB" fo:background-color="transparent"/>
    </style:style>
    <style:style style:name="P9" style:family="paragraph" style:parent-style-name="Heading_20_3">
      <style:text-properties fo:language="en" fo:country="GB" fo:background-color="transparent"/>
    </style:style>
    <style:style style:name="T1" style:family="text">
      <style:text-properties officeooo:rsid="00882719"/>
    </style:style>
    <style:style style:name="T2" style:family="text">
      <style:text-properties officeooo:rsid="00891942"/>
    </style:style>
    <style:style style:name="T3" style:family="text">
      <style:text-properties officeooo:rsid="0089e5d5"/>
    </style:style>
    <style:style style:name="T4" style:family="text">
      <style:text-properties officeooo:rsid="008b80f8"/>
    </style:style>
    <style:style style:name="T5" style:family="text">
      <style:text-properties fo:language="en" fo:country="GB" officeooo:rsid="00882719" fo:background-color="transparent"/>
    </style:style>
    <style:style style:name="T6" style:family="text">
      <style:text-properties officeooo:rsid="008c7750"/>
    </style:style>
    <style:style style:name="T7" style:family="text">
      <style:text-properties officeooo:rsid="008f0395"/>
    </style:style>
    <style:style style:name="T8" style:family="text">
      <style:text-properties officeooo:rsid="009046b8"/>
    </style:style>
    <style:style style:name="T9" style:family="text">
      <style:text-properties officeooo:rsid="00931fdf"/>
    </style:style>
    <style:style style:name="T10" style:family="text">
      <style:text-properties officeooo:rsid="00938bc1"/>
    </style:style>
    <style:style style:name="T11" style:family="text">
      <style:text-properties officeooo:rsid="00942e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Making a A-10C's CDU</text:span></text:h>
      <text:h text:style-name="P9" text:outline-level="3"><text:span text:style-name="T1">To tell a long Story short...</text:span></text:h>
      <text:p text:style-name="P2"><text:span text:style-name="T1">As it sucks to fiddle around with VGA-converters and exporting and positioning the picture on an expensive 3.5 or 4 inch </text:span><text:span text:style-name="T9">M</text:span><text:span text:style-name="T1">onitor, the </text:span><text:span text:style-name="T9">P</text:span><text:span text:style-name="T1">lan was to build a CDU which is just controlled by DCS-BIOS </text:span><text:span text:style-name="T9">and works as a “Plug-and-Play” (</text:span><text:span text:style-name="T10">To prevent the upcoming of another shitstorm: I know very well, what PnP actually means and my DCS-BIOS-related hardware is quite far away from that.)</text:span></text:p>
      <text:p text:style-name="P1"><text:span text:style-name="T5">The problem has been discussed already in this Forum at </text:span><text:a xlink:type="simple" xlink:href="https://forums.eagle.ru/showthread.php?t=163008"><text:span text:style-name="T5">https://forums.eagle.ru/showthread.php?t=163008</text:span></text:a><text:span text:style-name="T5">. Now I'm at a stage, where I can tell you about my progress.</text:span></text:p>
      <text:h text:style-name="P8" text:outline-level="2"><text:span text:style-name="T8">Principle</text:span></text:h>
      <text:p text:style-name="P3"><text:span text:style-name="T2">The Device should connect to the PC by DCS-BIOS. Due to problems sending the Monitor by RS-485 I decided to make something like a Hybrid: Keypad and both Backlights are transmitted by RS-485-Bus, content of the Screen is transmitted by the „classical“ way, using </text:span><text:span text:style-name="T3">DCSBIOS_IRQ_SERIAL.</text:span></text:p>
      <text:p text:style-name="P3"><text:span text:style-name="T3">So the Device will </text:span><text:span text:style-name="T4">have</text:span><text:span text:style-name="T3"> three connectors: </text:span></text:p>
      <text:list xml:id="list8005741000109060421" text:style-name="L1">
        <text:list-item>
          <text:p text:style-name="P6"><text:span text:style-name="T3">one RJ45 to link it to the RS-485-Bus </text:span><text:span text:style-name="T4">(and another one to </text:span><text:span text:style-name="T10">forward</text:span><text:span text:style-name="T4"> the RS-485</text:span><text:span text:style-name="T10">-Bus</text:span><text:span text:style-name="T4"> to the next Module</text:span><text:span text:style-name="T7">)</text:span><text:span text:style-name="T4"> – </text:span><text:span text:style-name="T7">OK. S</text:span><text:span text:style-name="T4">o there </text:span><text:span text:style-name="T11">altogether </text:span><text:span text:style-name="T4">4 connectors. </text:span><text:span text:style-name="T7">You </text:span><text:span text:style-name="T11">caught me</text:span><text:span text:style-name="T7">.</text:span></text:p>
        </text:list-item>
        <text:list-item>
          <text:p text:style-name="P6"><text:span text:style-name="T3">one USB to link the LCD</text:span></text:p>
        </text:list-item>
        <text:list-item>
          <text:p text:style-name="P6"><text:span text:style-name="T3">one 12V, </text:span><text:span text:style-name="T7">2</text:span><text:span text:style-name="T3">A to feed the whole thing.</text:span></text:p>
        </text:list-item>
      </text:list>
      <text:p text:style-name="P4"><text:span text:style-name="T4">What it takes to bring a RS-485-BUS into business isn't to discuss here.</text:span></text:p>
      <text:p text:style-name="P4"><text:span text:style-name="T4">The LCD is driven by an Arduino UNO (or NANO). This is connected in IRQ_SERIAL mode to DCS. The Keypad, consisting of an 8x9 Keypad-Matrix, is driven by a slightly modified Standard-Slave-Modul</text:span><text:span text:style-name="T6">e</text:span><text:span text:style-name="T4">.</text:span></text:p>
      <text:p text:style-name="P4"><text:span text:style-name="T11">The</text:span><text:span text:style-name="T4"> Lighting – the 63 Buttons and the Marking Line </text:span><text:span text:style-name="T6">around the numerical and alphanumerical sections </text:span><text:span text:style-name="T4">– </text:span><text:span text:style-name="T11">and the LCD </text:span><text:span text:style-name="T4">are separate</text:span><text:span text:style-name="T6">ly</text:span><text:span text:style-name="T4"> driven </text:span><text:span text:style-name="T11">(controlled, switched...)</text:span><text:span text:style-name="T4"> by </text:span><text:span text:style-name="T6">a second NANO on the Slave-Module.</text:span></text:p>
      <text:p text:style-name="P5"><text:span text:style-name="T11">Both Arduinos are linked to the Bus by RS-485-Transceivers, so they need a discrete ID on the Bus – as every other RS-485-Slave along your Bus-Ch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15cm" fo:margin-bottom="0.15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true" fo:margin-left="0cm" fo:margin-right="0cm" fo:margin-top="1cm" fo:margin-bottom="0.21cm" style:contextual-spacing="false" fo:text-indent="0cm" style:auto-text-indent="tru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list-style-name="List_20_1" style:class="html">
      <style:paragraph-properties loext:contextual-spacing="false" fo:margin-top="0.049cm" fo:margin-bottom="0.049cm" style:contextual-spacing="false" style:register-true="true" style:writing-mode="pag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style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loext:contextual-spacing="true" fo:margin-top="0cm" fo:margin-bottom="0.21cm" style:contextual-spacing="false" fo:keep-together="always" fo:orphans="0" fo:widows="0" fo:hyphenation-ladder-count="no-limit" style:page-number="auto" style:writing-mode="page"/>
      <style:text-properties fo:font-size="85%" fo:font-style="normal" fo:font-weight="normal" style:font-size-asian="95%" style:font-style-asian="italic" style:font-weight-asian="bold" style:font-size-complex="95%" style:font-style-complex="italic" style:font-weight-complex="normal" fo:hyphenate="tru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8:32:15.40</meta:creation-date>
    <meta:generator>LibreOffice/4.0.2.2$Windows_x86 LibreOffice_project/4c82dcdd6efcd48b1d8bba66bfe1989deee49c3</meta:generator>
    <dc:date>2017-10-29T11:02:58.59</dc:date>
    <meta:editing-duration>P9DT11H43S</meta:editing-duration>
    <meta:editing-cycles>52</meta:editing-cycles>
    <meta:print-date>2017-10-12T16:45:03.82</meta:print-date>
    <meta:document-statistic meta:table-count="0" meta:image-count="0" meta:object-count="0" meta:page-count="1" meta:paragraph-count="14" meta:word-count="297" meta:character-count="1755" meta:non-whitespace-character-count="1470"/>
  </office:meta>
</office:document-meta>
</file>